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4.181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rucs à faire</text:p>
          </table:table-cell>
          <table:table-cell table:style-name="ce3" office:value-type="string" calcext:value-type="string">
            <text:p>Personne motivée</text:p>
          </table:table-cell>
          <table:table-cell table:style-name="ce5" office:value-type="string" calcext:value-type="string">
            <text:p>Fini !</text:p>
          </table:table-cell>
        </table:table-row>
        <table:table-row table:style-name="ro2">
          <table:table-cell office:value-type="string" calcext:value-type="string">
            <text:p>Méthode saut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Fonction collision (/!\ isTriangl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ites : Perso (skin de jump – changer height), blocs (glissade, rebonds, normal), sortie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Faire un status pour blocs et perso (perso qui saute, bloc glissant…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jets qui tuent, ouvrent des portes… (Sprite eatMe, drinkM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k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écran de départ (choix sprite)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mini-jeu de départ : perso qui tombe dans le trou (gagne des item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écran de chargement (quadrille du hom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créerGrosBloc (en paramètres : coin en haut à gauche et dimensions totales en unité de longueur de bloc)</text:p>
          </table:table-cell>
          <table:table-cell office:value-type="string" calcext:value-type="string">
            <text:p>Margot</text:p>
          </table:table-cell>
          <table:table-cell/>
        </table:table-row>
        <table:table-row table:style-name="ro2">
          <table:table-cell office:value-type="string" calcext:value-type="string">
            <text:p>fonction créerGrosTriangle (paramètres : orientation, coordonnées, largeur d’un côté isocèle)</text:p>
          </table:table-cell>
          <table:table-cell office:value-type="string" calcext:value-type="string">
            <text:p>Margot</text:p>
          </table:table-cell>
          <table:table-cell/>
        </table:table-row>
        <table:table-row table:style-name="ro2">
          <table:table-cell office:value-type="string" calcext:value-type="string">
            <text:p>fonction afficherBlocs = fill (dans la boucle de rendu)(attention, les blocs sont des jPeg, utiliser blit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52:10.751805106</meta:creation-date>
    <dc:date>2023-10-05T15:59:27.943162244</dc:date>
    <meta:editing-duration>PT7M17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